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m^-1</text:p>
          </table:table-cell>
          <table:table-cell office:value-type="string" calcext:value-type="string">
            <text:p>Splittings (cm-1)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Splittings (eV)</text:p>
          </table:table-cell>
          <table:table-cell office:value-type="string" calcext:value-type="string">
            <text:p>mcEhf.sum</text:p>
          </table:table-cell>
          <table:table-cell office:value-type="string" calcext:value-type="string">
            <text:p>Splittings (eV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m^-1 per eV:</text:p>
          </table:table-cell>
          <table:table-cell office:value-type="float" office:value="17288.439" calcext:value-type="float">
            <text:p>17288.439</text:p>
          </table:table-cell>
          <table:table-cell table:style-name="ce2" office:value-type="float" office:value="8065.544" calcext:value-type="float">
            <text:p>8065.544</text:p>
          </table:table-cell>
          <table:table-cell table:style-name="ce2" office:value-type="float" office:value="2.14349323492625" calcext:value-type="float">
            <text:p>2.14349323492625</text:p>
          </table:table-cell>
          <table:table-cell table:style-name="ce2"/>
          <table:table-cell table:style-name="ce1" office:value-type="float" office:value="382798.6063456" calcext:value-type="float">
            <text:p>3.83E+05</text:p>
          </table:table-cell>
          <table:table-cell/>
        </table:table-row>
        <table:table-row table:style-name="ro1">
          <table:table-cell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[.B3]/[.$D$2]" office:value-type="float" office:value="2.14349323492625" calcext:value-type="float">
            <text:p>2.14349323492625</text:p>
          </table:table-cell>
          <table:table-cell table:formula="of:=[.D3]-[.E$2]" office:value-type="float" office:value="0" calcext:value-type="float">
            <text:p>0</text:p>
          </table:table-cell>
          <table:table-cell table:style-name="ce1" office:value-type="float" office:value="382798.6063456" calcext:value-type="float">
            <text:p>3.83E+05</text:p>
          </table:table-cell>
          <table:table-cell table:formula="of:=[.G2]-[.G$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4]-[.C$2]" office:value-type="float" office:value="7779.783" calcext:value-type="float">
            <text:p>7779.783</text:p>
          </table:table-cell>
          <table:table-cell table:formula="of:=[.B4]/[.$D$2]" office:value-type="float" office:value="3.10806338667299" calcext:value-type="float">
            <text:p>3.10806338667299</text:p>
          </table:table-cell>
          <table:table-cell table:formula="of:=[.D4]-[.E$2]" office:value-type="float" office:value="0.964570151746739" calcext:value-type="float">
            <text:p>0.964570151746739</text:p>
          </table:table-cell>
          <table:table-cell table:style-name="ce1" office:value-type="float" office:value="382798.56011" calcext:value-type="float">
            <text:p>3.83E+05</text:p>
          </table:table-cell>
          <table:table-cell table:formula="of:=[.F4]-[.G$2]" office:value-type="float" office:value="-0.0462356000207365" calcext:value-type="float">
            <text:p>-0.046235600020737</text:p>
          </table:table-cell>
          <table:table-cell/>
        </table:table-row>
        <table:table-row table:style-name="ro1">
          <table:table-cell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5]-[.C$2]" office:value-type="float" office:value="703.568000000003" calcext:value-type="float">
            <text:p>703.568000000003</text:p>
          </table:table-cell>
          <table:table-cell table:formula="of:=[.B5]/[.$D$2]" office:value-type="float" office:value="2.23072454877191" calcext:value-type="float">
            <text:p>2.23072454877191</text:p>
          </table:table-cell>
          <table:table-cell table:formula="of:=[.D5]-[.E$2]" office:value-type="float" office:value="0.0872313138456629" calcext:value-type="float">
            <text:p>0.087231313845663</text:p>
          </table:table-cell>
          <table:table-cell table:style-name="ce1" office:value-type="float" office:value="382797.5931342" calcext:value-type="float">
            <text:p>3.83E+05</text:p>
          </table:table-cell>
          <table:table-cell table:formula="of:=[.F5]-[.G$2]" office:value-type="float" office:value="-1.01321140007349" calcext:value-type="float">
            <text:p>-1.01321140007349</text:p>
          </table:table-cell>
          <table:table-cell/>
        </table:table-row>
        <table:table-row table:style-name="ro1">
          <table:table-cell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6]-[.C$2]" office:value-type="float" office:value="2421.949" calcext:value-type="float">
            <text:p>2421.949</text:p>
          </table:table-cell>
          <table:table-cell table:formula="of:=[.B6]/[.$D$2]" office:value-type="float" office:value="2.44377663800483" calcext:value-type="float">
            <text:p>2.44377663800483</text:p>
          </table:table-cell>
          <table:table-cell table:formula="of:=[.D6]-[.E$2]" office:value-type="float" office:value="0.300283403078577" calcext:value-type="float">
            <text:p>0.300283403078577</text:p>
          </table:table-cell>
          <table:table-cell table:style-name="ce1" office:value-type="float" office:value="382798.4731059" calcext:value-type="float">
            <text:p>3.83E+05</text:p>
          </table:table-cell>
          <table:table-cell table:formula="of:=[.F6]-[.G$2]" office:value-type="float" office:value="-0.13323970005149" calcext:value-type="float">
            <text:p>-0.1332397000514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iE this with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00:46.752072565</meta:creation-date>
    <dc:date>2019-05-08T00:55:03.364231686</dc:date>
    <meta:editing-duration>P2DT11H39M55S</meta:editing-duration>
    <meta:editing-cycles>2</meta:editing-cycles>
    <meta:generator>LibreOffice/6.0.7.3$Linux_X86_64 LibreOffice_project/00m0$Build-3</meta:generator>
    <meta:document-statistic meta:table-count="1" meta:cell-count="41" meta:object-count="4"/>
  </office:meta>
</office:document-meta>
</file>